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ce7f" officeooo:paragraph-rsid="0016ce7f"/>
    </style:style>
    <style:style style:name="P2" style:family="paragraph" style:parent-style-name="Standard">
      <style:text-properties officeooo:rsid="0016da61" officeooo:paragraph-rsid="0016da61"/>
    </style:style>
    <style:style style:name="P3" style:family="paragraph" style:parent-style-name="Standard">
      <style:text-properties fo:font-weight="normal" officeooo:rsid="001709ad" officeooo:paragraph-rsid="001709ad" style:font-weight-asian="normal" style:font-weight-complex="normal"/>
    </style:style>
    <style:style style:name="P4" style:family="paragraph" style:parent-style-name="Standard">
      <style:text-properties fo:font-weight="normal" officeooo:rsid="0018a7b2" officeooo:paragraph-rsid="0018a7b2" style:font-weight-asian="normal" style:font-weight-complex="normal"/>
    </style:style>
    <style:style style:name="P5" style:family="paragraph" style:parent-style-name="Standard">
      <style:text-properties fo:font-weight="normal" officeooo:rsid="0019081b" officeooo:paragraph-rsid="0019081b" style:font-weight-asian="normal" style:font-weight-complex="normal"/>
    </style:style>
    <style:style style:name="P6" style:family="paragraph" style:parent-style-name="Standard">
      <style:text-properties fo:font-weight="normal" officeooo:rsid="001a1779" officeooo:paragraph-rsid="001a1779" style:font-weight-asian="normal" style:font-weight-complex="normal"/>
    </style:style>
    <style:style style:name="P7" style:family="paragraph" style:parent-style-name="Standard">
      <style:text-properties fo:font-weight="normal" officeooo:rsid="001c8cf9" officeooo:paragraph-rsid="001c8cf9" style:font-weight-asian="normal" style:font-weight-complex="normal"/>
    </style:style>
    <style:style style:name="P8" style:family="paragraph" style:parent-style-name="Standard">
      <style:text-properties fo:font-weight="normal" officeooo:rsid="001a1779" officeooo:paragraph-rsid="001a1779" style:font-weight-asian="normal" style:font-weight-complex="normal"/>
    </style:style>
    <style:style style:name="P9" style:family="paragraph" style:parent-style-name="Standard">
      <style:text-properties fo:font-weight="normal" officeooo:rsid="001ddd55" officeooo:paragraph-rsid="001ddd55" style:font-weight-asian="normal" style:font-weight-complex="normal"/>
    </style:style>
    <style:style style:name="P10" style:family="paragraph" style:parent-style-name="Standard">
      <style:text-properties fo:font-weight="normal" officeooo:rsid="001f2e78" officeooo:paragraph-rsid="001f2e78" style:font-weight-asian="normal" style:font-weight-complex="normal"/>
    </style:style>
    <style:style style:name="P11" style:family="paragraph" style:parent-style-name="Standard">
      <style:text-properties fo:font-weight="normal" officeooo:rsid="0020103f" officeooo:paragraph-rsid="0020103f" style:font-weight-asian="normal" style:font-weight-complex="normal"/>
    </style:style>
    <style:style style:name="P12" style:family="paragraph" style:parent-style-name="Standard">
      <style:text-properties fo:font-weight="normal" officeooo:rsid="00210510" officeooo:paragraph-rsid="00210510" style:font-weight-asian="normal" style:font-weight-complex="normal"/>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umen. En muchas aplicaciones, existe una creciente necesidad de los nuevos tipos de análisis de datos RDF que no están cubiertos por tareas de razonamiento estándar como la respuesta de consultas SPARQL. Una de esas tareas de análisis importantes es la comparación de entidades, es decir, determinar cuáles son las similitudes y diferencias entre dos entidades dadas en un gráfico RDF. Por ejemplo, en un gráfico RDF sobre medicamentos, es posible que queramos comparar Metamizol e Ibuprofeno y descubrir automáticamente que son similares, ya que ambos son analgésicos pero, en contraste con Metamizol, el Ibuprofeno también tiene un efecto antiinflamatorio considerable. La comparación de entidades es una funcionalidad ampliamente utilizada disponible en muchos sistemas de información, como universidades o sitios web de comparación de productos. Sin embargo, la comparación es típicamente específica del dominio y depende de un conjunto fijo de aspectos para comparar.</text:p>
      <text:p text:style-name="P1">En este artículo, proponemos un marco formal para la comparación de entidades independientes del dominio sobre los gráficos RDF. Modelamos similitudes y diferencias entre entidades como consultas SPARQL que satisfacen ciertas propiedades adicionales, y proponemos algoritmos para calcularlas.</text:p>
      <text:p text:style-name="P1"/>
      <text:p text:style-name="P2">El Marco de Descripción de Recursos (RDF) es el formato estándar para representar e integrar información en la Web. La tarea de razonamiento canónico sobre los datos RDF explotados en las aplicaciones es la respuesta a consultas, donde SPARQL es el lenguaje de consulta estándar desarrollado para ese propósito [10]. Sin embargo, existe una creciente necesidad en muchas aplicaciones de tareas de análisis no estándar que no se corresponden directamente con la respuesta de consultas SPARQL. <text:span text:style-name="T1">Una de esas tareas importantes es la comparación de entidades, es decir, determinar cuáles son las similitudes y diferencias entre la información sobre dos entidades dadas en un gráfico RDF.</text:span></text:p>
      <text:p text:style-name="P2"/>
      <text:p text:style-name="P3">Consideremos dos ejemplos de casos de uso. En el primero, una empresa de nueva creación está desarrollando un juego de herramientas para analizar los repositorios biomédicos RDF ampliamente utilizados, como Bio2RDF [5]. La herramienta que se está desarrollando debe proporcionar una funcionalidad de comparación de medicamentos; en particular, cuando se administran dos medicamentos descritos en un gráfico RDF</text:p>
      <text:p text:style-name="P3">desde el repositorio, como el ibuprofeno y el metamizol, la herramienta debería poder informar automáticamente que “<text:span text:style-name="T1">ambos medicamentos son analgésicos y pueden reducir la fiebre; sin embargo, el metamizol también puede actuar como un analgésico, mientras que el ibuprofeno tiene una función antiinflamatoria ”.</text:span></text:p>
      <text:p text:style-name="P3"/>
      <text:p text:style-name="P4">ejemplo pelis:</text:p>
      <text:p text:style-name="P4"/>
      <text:p text:style-name="P4">El segundo caso de uso se refiere al desarrollo de una herramienta de análisis sobre datos IMDB; dicha herramienta debería permitir a los usuarios comparar aspectos arbitrarios de la realización de películas, como directores, productores, actores, etc. Por ejemplo, al comparar Quentin Tarantino con Martin Scorsese, la herramienta debe informar que son similares en el sentido de que ambos son directores masculinos que ganaron un Oscar y un Globo de Oro y que también han actuado en sus propias películas; a su vez, son diferentes en que Tarantino ganó la Palma de Oro en el</text:p>
      <text:p text:style-name="P4">Festival de Cine de Cannes, mientras que Scorsese ganó un premio Emmy, al que Tarantino solo fue nominado.</text:p>
      <text:p text:style-name="P4"/>
      <text:p text:style-name="P4"/>
      <text:p text:style-name="P4"/>
      <text:p text:style-name="P4"/>
      <text:p text:style-name="P4"/>
      <text:p text:style-name="P5"><text:soft-page-break/>Confiar en un conjunto fijo de características es una solución razonable para datos tabulares específicos del dominio cuya estructura es relativamente rígida y estable. Incluso es apropiado en el contexto de datos gráficos, siempre que se pueda especificar previamente un conjunto limitado de características relevantes; por ejemplo, las páginas de amistad de Facebook permiten la comparación de dos usuarios de Facebook al mostrar su información compartida en función de un conjunto limitado de características específicas de las redes sociales (por ejemplo, "me gusta", amigos en común, estado de relación)</text:p>
      <text:p text:style-name="P4"/>
      <text:p text:style-name="P4"/>
      <text:p text:style-name="P6">Sin embargo, se necesita un enfoque más flexible para la comparación de entidades en el contexto de Linked Data, donde los gráficos RDF libremente estructurados (que a menudo describen dominios superpuestos) se fusionan y actualizan. <text:span text:style-name="T1">Hasta ahora, estos enfoques se han basado principalmente en la estructura del gráfico, por ejemplo, encontrar una ruta que conecte las dos entidades (ver la Sección 7 para una discusión del trabajo relacionado). En este artículo proponemos un enfoque novedoso basado en la semántica del gráfico.</text:span></text:p>
      <text:p text:style-name="P6"/>
      <text:p text:style-name="P7">3</text:p>
      <text:p text:style-name="P7">¿Cómo podemos formalizar e identificar automáticamente tales similitudes y diferencias? Ha habido un trabajo reciente significativo en la literatura sobre el descubrimiento de relaciones entre entidades en un gráfico RDF [7, 11, 14]. <text:span text:style-name="T1">Los enfoques existentes describen tales relaciones mediante rutas explícitas en el gráfico, que luego se agrupan y clasifican. Usando este enfoque, podríamos ver una similitud entre entidades como rutas que se originan en esas entidades y convergen en el mismo nodo</text:span>; por ejemplo, podríamos justificar como similitud el hecho de que tanto Tarantino como Scorsese son hombres por dos caminos que conducen al nodo para hombre y parten de los nodos para Scorsese y Tarantino, respectivamente. A su vez, podríamos justificar una diferencia a través de la ausencia de tales caminos; por ejemplo, el nodo para el Premio Emmy es accesible desde el nodo para Scorsese pero no desde Tarantino.</text:p>
      <text:p text:style-name="P7"/>
      <text:p text:style-name="P9">En nuestro marco, proponemos capturar <text:span text:style-name="T1">similitudes y diferencias utilizando consultas en lugar de rutas explícitas, donde la presencia de variables nos permite representar información en un nivel más alto de abstracción.</text:span> Comenzamos formalizando similitudes. Dadas dos entidades en un gráfico, vemos una similitud como una consulta que tiene ambas entidades como respuestas<text:span text:style-name="T1">.</text:span></text:p>
      <text:p text:style-name="P9"/>
      <text:p text:style-name="P10">Intuitivamente, dadas dos entidades en un gráfico RDF, <text:span text:style-name="T1">una diferencia es una consulta que tiene una de las entidades como respuesta, pero no la otra.</text:span> Además, estamos especialmente interesados en las diferencias que son relevantes para una similitud identificada, en el sentido de que distinguen las entidades en función de un aspecto que tienen en común.</text:p>
      <text:p text:style-name="P10"/>
      <text:p text:style-name="P11">Como podemos ver en los ejemplos antes mencionados, puede haber múltiples (incluso infinitas) consultas de similitud y diferencia para un par dado de entidades. Sin embargo, algunos de ellos son más informativos que otros. En el caso de consultas de similitud, es natural esperar que consultas más específicas sean más informativas; Por ejemplo, es natural preferir nuestra consulta de ejemplo Q 2 sobre Q 1, ya que diferencia mejor a Tarantino y Scorsese de otros directores, al descartar aquellos que ganaron un Emmy pero son mujeres. Por el contrario, en el caso de las consultas de diferencias, es natural favorecer las consultas más generales sobre las más específicas; por ejemplo, Q 5 es más informativo que la siguiente consulta Q 6, ya que transmite la información de que Scorsese está casado, pero Tarantino no (o al menos no se sabe que es).</text:p>
      <text:p text:style-name="P11"/>
      <text:p text:style-name="P11"/>
      <text:p text:style-name="P12"><text:soft-page-break/>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8T14:29:27.069425117</meta:creation-date>
    <dc:date>2019-11-08T16:23:21.983632039</dc:date>
    <meta:editing-duration>PT2H50M39S</meta:editing-duration>
    <meta:editing-cycles>13</meta:editing-cycles>
    <meta:generator>LibreOffice/4.2.8.2$Linux_X86_64 LibreOffice_project/420m0$Build-2</meta:generator>
    <meta:document-statistic meta:table-count="0" meta:image-count="0" meta:object-count="0" meta:page-count="3" meta:paragraph-count="16" meta:word-count="1070" meta:character-count="7000" meta:non-whitespace-character-count="5946"/>
  </office:meta>
</office:document-meta>
</file>